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737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873cm"/>
    </style:style>
    <style:style style:name="co11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4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1 by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0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)</text:p>
          </draw:line>
          <draw:line draw:z-index="33" draw:style-name="gr13" draw:text-style-name="P4" svg:x1="14.96cm" svg:y1="1.807cm" svg:x2="19.435cm" svg:y2="2.236cm">
            <text:p text:style-name="P6">mode(1, mode, 1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)</text:p>
          </draw:line>
          <draw:line draw:z-index="39" draw:style-name="gr16" draw:text-style-name="P8" svg:x1="14.659cm" svg:y1="15.763cm" svg:x2="14.659cm" svg:y2="13.096cm">
            <text:p text:style-name="P6"><text:span text:style-name="T3">5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)</text:p>
          </draw:line>
          <draw:line draw:z-index="41" draw:style-name="gr16" draw:text-style-name="P8" svg:x1="14.659cm" svg:y1="18.473cm" svg:x2="14.659cm" svg:y2="15.806cm">
            <text:p text:style-name="P6"><text:span text:style-name="T3">5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5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, 1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)</text:p>
          </draw:line>
          <draw:line draw:z-index="49" draw:style-name="gr14" draw:text-style-name="P4" svg:x1="14.959cm" svg:y1="26.191cm" svg:x2="19.453cm" svg:y2="25.739cm">
            <text:p text:style-name="P6">mode(1, mode, 0)</text:p>
          </draw:line>
          <draw:line draw:z-index="50" draw:style-name="gr16" draw:text-style-name="P8" svg:x1="14.659cm" svg:y1="27.052cm" svg:x2="14.659cm" svg:y2="24.385cm">
            <text:p text:style-name="P6"><text:span text:style-name="T3">5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)</text:p>
          </draw:line>
          <draw:line draw:z-index="52" draw:style-name="gr12" draw:text-style-name="P4" svg:x1="14.959cm" svg:y1="28.449cm" svg:x2="19.453cm" svg:y2="27.997cm">
            <text:p text:style-name="P6">mode(1, mode, 0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5.157cm" svg:y1="35.157cm" svg:x2="15.1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5.186cm" svg:y1="39.201cm" svg:x2="15.186cm" svg:y2="36.5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4.608cm" svg:y1="41.543cm" svg:x2="14.6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0)</text:p>
          </draw:line>
          <draw:line draw:z-index="59" draw:style-name="gr11" draw:text-style-name="P8" svg:x1="19.686cm" svg:y1="42.898cm" svg:x2="19.677cm" svg:y2="39.6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0)</text:p>
          </draw:line>
          <draw:line draw:z-index="88" draw:style-name="gr13" draw:text-style-name="P4" svg:x1="14.96cm" svg:y1="39.286cm" svg:x2="19.435cm" svg:y2="39.715cm">
            <text:p text:style-name="P6">link(0, 1)</text:p>
          </draw:line>
          <draw:line draw:z-index="89" draw:style-name="gr14" draw:text-style-name="P4" svg:x1="14.959cm" svg:y1="40.64cm" svg:x2="19.453cm" svg:y2="40.188cm">
            <text:p text:style-name="P6">link(0, 0)</text:p>
          </draw:line>
        </table:shapes>
        <table:table-column table:style-name="co6" table:default-cell-style-name="ce3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1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1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4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4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1:48:47.017245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8T01:50:12.269743046</dc:date>
    <meta:editing-duration>P1DT9H43M26S</meta:editing-duration>
    <meta:editing-cycles>86</meta:editing-cycles>
    <meta:generator>LibreOffice/6.4.7.2$Linux_X86_64 LibreOffice_project/40$Build-2</meta:generator>
    <meta:document-statistic meta:table-count="3" meta:cell-count="186" meta:object-count="102"/>
  </office:meta>
</office:document-meta>
</file>